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officeooo:paragraph-rsid="0002c580"/>
    </style:style>
    <style:style style:name="P2" style:family="paragraph" style:parent-style-name="Text_20_body">
      <style:text-properties officeooo:paragraph-rsid="0005736d"/>
    </style:style>
    <style:style style:name="P3" style:family="paragraph" style:parent-style-name="Text_20_body">
      <style:text-properties officeooo:paragraph-rsid="0006b513"/>
    </style:style>
    <style:style style:name="T1" style:family="text">
      <style:text-properties fo:color="#ff0000"/>
    </style:style>
    <style:style style:name="T2" style:family="text">
      <style:text-properties officeooo:rsid="0002c580"/>
    </style:style>
    <style:style style:name="T3" style:family="text">
      <style:text-properties style:font-name="Liberation Serif" fo:font-size="18pt" fo:font-weight="bold" style:font-name-asian="Liberation Serif" style:font-size-asian="18pt" style:font-weight-asian="bold" style:font-name-complex="Liberation Serif" style:font-size-complex="18pt" style:font-weight-complex="bold"/>
    </style:style>
    <style:style style:name="T4" style:family="text">
      <style:text-properties style:font-name="Liberation Serif" fo:font-size="18pt" fo:font-weight="bold" officeooo:rsid="0002c580" style:font-name-asian="Liberation Serif" style:font-size-asian="18pt" style:font-weight-asian="bold" style:font-name-complex="Liberation Serif" style:font-size-complex="18pt" style:font-weight-complex="bold"/>
    </style:style>
    <style:style style:name="T5" style:family="text">
      <style:text-properties style:font-name="Liberation Serif" fo:font-size="18pt" fo:font-weight="bold" officeooo:rsid="0005736d" style:font-name-asian="Liberation Serif" style:font-size-asian="18pt" style:font-weight-asian="bold" style:font-name-complex="Liberation Serif" style:font-size-complex="18pt" style:font-weight-complex="bold"/>
    </style:style>
    <style:style style:name="T6" style:family="text">
      <style:text-properties style:font-name="Liberation Serif" fo:font-size="18pt" fo:font-weight="bold" officeooo:rsid="0006b513" style:font-name-asian="Liberation Serif" style:font-size-asian="18pt" style:font-weight-asian="bold" style:font-name-complex="Liberation Serif" style:font-size-complex="18pt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000000"/>
    </style:style>
    <style:style style:name="T9" style:family="text">
      <style:text-properties fo:color="#000000" officeooo:rsid="00037430"/>
    </style:style>
    <style:style style:name="T10" style:family="text">
      <style:text-properties fo:color="#000000" fo:font-style="normal" style:font-style-asian="normal" style:font-style-complex="normal"/>
    </style:style>
    <style:style style:name="T11" style:family="text">
      <style:text-properties fo:color="#000000" fo:font-style="normal" officeooo:rsid="00037430" style:font-style-asian="normal" style:font-style-complex="normal"/>
    </style:style>
    <style:style style:name="T12" style:family="text">
      <style:text-properties fo:color="#000000" fo:font-style="normal" fo:font-weight="bold" officeooo:rsid="00037430" style:font-style-asian="normal" style:font-style-complex="normal"/>
    </style:style>
    <style:style style:name="T13" style:family="text">
      <style:text-properties fo:color="#000000" officeooo:rsid="0005736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05736d"/>
    </style:style>
    <style:style style:name="T16" style:family="text">
      <style:text-properties officeooo:rsid="0006b5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List of French hybrid nouns</text:h>
      <text:p text:style-name="P1">Preliminary collection of terms via a collaborative notepad shared on Mastodon on May 2023, for preparing the list of stimuli of the study <text:span text:style-name="T7">“Grammatical Gender Biases Interpretation of Masculine, but Not Feminine, Hybrid Nouns”</text:span> (Varnet, Baga &amp; Spinelli)</text:p>
      <text:h text:style-name="Heading_20_2" text:outline-level="2">1. Feminine hybrid nouns</text:h>
      <text:p text:style-name="P2">altesse <text:span text:style-name="Police_20_par_20_défaut"><text:span text:style-name="T1"><text:line-break/></text:span></text:span><text:span text:style-name="Police_20_par_20_défaut"><text:span text:style-name="T8">âme ["âme sœur", "un village de 800 âmes", "âmes sensibles"]</text:span></text:span><text:line-break/><text:span text:style-name="Police_20_par_20_défaut"><text:span text:style-name="T8">andouille</text:span></text:span><text:line-break/><text:span text:style-name="Police_20_par_20_défaut"><text:span text:style-name="T8">anguille</text:span></text:span><text:span text:style-name="Police_20_par_20_défaut"><text:span text:style-name="T1"><text:line-break/></text:span></text:span><text:span text:style-name="Police_20_par_20_défaut"><text:span text:style-name="T8">autorité ["une autorité en la matière"]</text:span></text:span><text:span text:style-name="Police_20_par_20_défaut"><text:span text:style-name="T1"><text:line-break/></text:span></text:span><text:span text:style-name="Police_20_par_20_défaut"><text:span text:style-name="T8">balance</text:span></text:span><text:span text:style-name="Police_20_par_20_défaut"><text:span text:style-name="T1"><text:line-break/></text:span></text:span><text:span text:style-name="Police_20_par_20_défaut"><text:span text:style-name="T8">baleine</text:span></text:span><text:span text:style-name="Police_20_par_20_défaut"><text:span text:style-name="T1"><text:line-break/></text:span></text:span><text:span text:style-name="Police_20_par_20_défaut"><text:span text:style-name="T8">beauté<text:line-break/>bête</text:span></text:span><text:span text:style-name="Police_20_par_20_défaut"><text:span text:style-name="T1"><text:line-break/></text:span></text:span><text:span text:style-name="Police_20_par_20_défaut"><text:span text:style-name="T8">bleusaille</text:span></text:span><text:span text:style-name="Police_20_par_20_défaut"><text:span text:style-name="T1"><text:line-break/></text:span></text:span><text:span text:style-name="Police_20_par_20_défaut"><text:span text:style-name="T8">blouse </text:span></text:span><text:span text:style-name="Police_20_par_20_défaut"><text:span text:style-name="T9">["blouse </text:span></text:span><text:span text:style-name="Police_20_par_20_défaut"><text:span text:style-name="T8">blanche", "blouse bleue"</text:span></text:span><text:span text:style-name="Police_20_par_20_défaut"><text:span text:style-name="T9">]</text:span></text:span><text:span text:style-name="Police_20_par_20_défaut"><text:span text:style-name="T8"> </text:span></text:span><text:span text:style-name="Police_20_par_20_défaut"><text:span text:style-name="T1"><text:line-break/></text:span></text:span><text:span text:style-name="Police_20_par_20_défaut"><text:span text:style-name="T8">brebis </text:span></text:span><text:span text:style-name="Police_20_par_20_défaut"><text:span text:style-name="T9">["brebis </text:span></text:span><text:span text:style-name="Police_20_par_20_défaut"><text:span text:style-name="T8">égarée</text:span></text:span><text:span text:style-name="Police_20_par_20_défaut"><text:span text:style-name="T9">"]</text:span></text:span><text:span text:style-name="Police_20_par_20_défaut"><text:span text:style-name="T1"> </text:span></text:span><text:span text:style-name="Emphasis"><text:span text:style-name="T1"><text:line-break/></text:span></text:span><text:span text:style-name="Police_20_par_20_défaut"><text:span text:style-name="T8">brèle</text:span></text:span><text:span text:style-name="Police_20_par_20_défaut"><text:span text:style-name="T1"><text:line-break/></text:span></text:span><text:span text:style-name="Police_20_par_20_défaut"><text:span text:style-name="T8">brute<text:line-break/>burne<text:line-break/>buse</text:span></text:span><text:span text:style-name="Police_20_par_20_défaut"><text:span text:style-name="T1"><text:line-break/></text:span></text:span><text:span text:style-name="Police_20_par_20_défaut"><text:span text:style-name="T8">carne </text:span></text:span><text:span text:style-name="Police_20_par_20_défaut"><text:span text:style-name="T9">["vieille carne"]</text:span></text:span><text:span text:style-name="Police_20_par_20_défaut"><text:span text:style-name="T1"><text:line-break/></text:span></text:span><text:span text:style-name="Police_20_par_20_défaut"><text:span text:style-name="T8">carpette</text:span></text:span><text:span text:style-name="Police_20_par_20_défaut"><text:span text:style-name="T1"><text:line-break/></text:span></text:span>célébrité<text:span text:style-name="Police_20_par_20_défaut"><text:span text:style-name="T1"><text:line-break/></text:span></text:span><text:span text:style-name="Police_20_par_20_défaut"><text:span text:style-name="T8">cheville ouvrière</text:span></text:span><text:line-break/><text:span text:style-name="Police_20_par_20_défaut"><text:span text:style-name="T10">chèvre </text:span></text:span><text:span text:style-name="Emphasis"><text:span text:style-name="T11">[</text:span></text:span><text:bookmark text:name="mwoQ"/><text:span text:style-name="Police_20_par_20_défaut"><text:span text:style-name="T11">"</text:span></text:span><text:span text:style-name="Emphasis"><text:span text:style-name="T11">Les Alliés ont débarqué à Anzio le 22 janvier à deux heures du matin. La </text:span></text:span><text:span text:style-name="Emphasis"><text:span text:style-name="T12">chèvre</text:span></text:span><text:span text:style-name="Emphasis"><text:span text:style-name="T11"> m’attendait dans une grange.</text:span></text:span><text:span text:style-name="Police_20_par_20_défaut"><text:span text:style-name="T11">"</text:span></text:span><text:span text:style-name="Emphasis"><text:span text:style-name="T11">]</text:span></text:span><text:span text:style-name="Police_20_par_20_défaut"><text:span text:style-name="T1"><text:line-break/></text:span></text:span><text:span text:style-name="Police_20_par_20_défaut"><text:span text:style-name="T8">chiffe molle</text:span></text:span><text:span text:style-name="Police_20_par_20_défaut"><text:span text:style-name="T1"><text:line-break/></text:span></text:span>cible <text:line-break/>connaissance<text:line-break/><text:span text:style-name="Police_20_par_20_défaut"><text:span text:style-name="T8">couille molle </text:span></text:span><text:span text:style-name="Police_20_par_20_défaut"><text:span text:style-name="T1"><text:line-break/></text:span></text:span><text:span text:style-name="Police_20_par_20_défaut"><text:span text:style-name="T8">crapule</text:span></text:span><text:span text:style-name="Police_20_par_20_défaut"><text:span text:style-name="T1"><text:line-break/></text:span></text:span><text:span text:style-name="T8">créature<text:line-break/></text:span><text:span text:style-name="Police_20_par_20_défaut"><text:span text:style-name="T8">crème<text:line-break/>crevette<text:line-break/>crevure</text:span></text:span><text:span text:style-name="Police_20_par_20_défaut"><text:span text:style-name="T1"><text:line-break/></text:span></text:span><text:span text:style-name="Police_20_par_20_défaut"><text:span text:style-name="T8">cruche</text:span></text:span><text:span text:style-name="Police_20_par_20_défaut"><text:span text:style-name="T1"><text:line-break/></text:span></text:span>dépouille<text:line-break/>divinité<text:span text:style-name="T8"><text:line-break/></text:span><text:span text:style-name="Police_20_par_20_défaut"><text:span text:style-name="T8">égérie</text:span></text:span><text:span text:style-name="Police_20_par_20_défaut"><text:span text:style-name="T1"><text:line-break/></text:span></text:span><text:soft-page-break/><text:span text:style-name="Police_20_par_20_défaut"><text:span text:style-name="T8">éminence</text:span></text:span><text:span text:style-name="T8"><text:line-break/></text:span><text:span text:style-name="Police_20_par_20_défaut"><text:span text:style-name="T8">épave<text:line-break/>étoile </text:span></text:span><text:span text:style-name="Police_20_par_20_défaut"><text:span text:style-name="T9">[</text:span></text:span><text:span text:style-name="Police_20_par_20_défaut"><text:span text:style-name="T11">"étoile </text:span></text:span><text:span text:style-name="Police_20_par_20_défaut"><text:span text:style-name="T8">montante</text:span></text:span><text:span text:style-name="Police_20_par_20_défaut"><text:span text:style-name="T11">"]</text:span></text:span><text:line-break/>entité <text:line-break/><text:span text:style-name="Police_20_par_20_défaut"><text:span text:style-name="T8">estafette </text:span></text:span><text:span text:style-name="Police_20_par_20_défaut"><text:span text:style-name="T1"><text:line-break/></text:span></text:span>figure <text:line-break/><text:span text:style-name="Police_20_par_20_défaut"><text:span text:style-name="T8">fripouille </text:span></text:span><text:span text:style-name="Police_20_par_20_défaut"><text:span text:style-name="T1"><text:line-break/></text:span></text:span><text:span text:style-name="Police_20_par_20_défaut"><text:span text:style-name="T8">grenouille de bénitier</text:span></text:span><text:span text:style-name="Police_20_par_20_défaut"><text:span text:style-name="T1"><text:line-break/></text:span></text:span><text:span text:style-name="Police_20_par_20_défaut"><text:span text:style-name="T8">grosse légume </text:span></text:span><text:span text:style-name="T8"><text:line-break/>gueule </text:span><text:span text:style-name="T9">[</text:span><text:span text:style-name="T11">"</text:span><text:span text:style-name="T8">gueule d'ange</text:span><text:span text:style-name="T11">"</text:span><text:span text:style-name="T8">, </text:span><text:span text:style-name="T11">"</text:span><text:span text:style-name="T8">gueule fraîche</text:span><text:span text:style-name="T11">"</text:span><text:span text:style-name="T8">, </text:span><text:span text:style-name="T11">"</text:span><text:span text:style-name="T8">grande gueule</text:span><text:span text:style-name="T11">"]</text:span><text:span text:style-name="Police_20_par_20_défaut"><text:span text:style-name="T1"><text:line-break/></text:span></text:span><text:span text:style-name="Police_20_par_20_défaut"><text:span text:style-name="T8">hyène</text:span></text:span><text:span text:style-name="Police_20_par_20_défaut"><text:span text:style-name="T1"><text:line-break/></text:span></text:span>idole<text:line-break/><text:span text:style-name="Police_20_par_20_défaut"><text:span text:style-name="T8">langue de vipère</text:span></text:span><text:span text:style-name="Police_20_par_20_défaut"><text:span text:style-name="T1"><text:line-break/></text:span></text:span><text:span text:style-name="Police_20_par_20_défaut"><text:span text:style-name="T8">larve<text:line-break/>lavette</text:span></text:span><text:span text:style-name="Police_20_par_20_défaut"><text:span text:style-name="T1"><text:line-break/></text:span></text:span>légende<text:line-break/><text:span text:style-name="Police_20_par_20_défaut"><text:span text:style-name="T8">limace<text:line-break/>lopette<text:line-break/>loque<text:line-break/>lumière<text:line-break/>machine </text:span></text:span><text:span text:style-name="Police_20_par_20_défaut"><text:span text:style-name="T9">[</text:span></text:span><text:span text:style-name="Police_20_par_20_défaut"><text:span text:style-name="T11">"</text:span></text:span><text:span text:style-name="Police_20_par_20_défaut"><text:span text:style-name="T8">c'est une vraie machine</text:span></text:span><text:span text:style-name="Police_20_par_20_défaut"><text:span text:style-name="T11">"]</text:span></text:span><text:span text:style-name="Police_20_par_20_défaut"><text:span text:style-name="T14"><text:line-break/>main ["</text:span></text:span><text:span text:style-name="Emphasis"><text:span text:style-name="T14">petite main</text:span></text:span><text:span text:style-name="Police_20_par_20_défaut"><text:span text:style-name="T14">"</text:span></text:span><text:span text:style-name="Emphasis"><text:span text:style-name="T14">, </text:span></text:span><text:span text:style-name="Police_20_par_20_défaut"><text:span text:style-name="T14">"</text:span></text:span><text:span text:style-name="Emphasis"><text:span text:style-name="T14">main droite</text:span></text:span><text:span text:style-name="Police_20_par_20_défaut"><text:span text:style-name="T14">"</text:span></text:span><text:span text:style-name="Emphasis"><text:span text:style-name="T14">, </text:span></text:span><text:span text:style-name="Police_20_par_20_défaut"><text:span text:style-name="T14">"</text:span></text:span><text:span text:style-name="Emphasis"><text:span text:style-name="T14">quelques mains en plus</text:span></text:span><text:span text:style-name="Police_20_par_20_défaut"><text:span text:style-name="T14">"]</text:span></text:span><text:span text:style-name="Police_20_par_20_défaut"><text:span text:style-name="T1"><text:line-break/></text:span></text:span><text:span text:style-name="Police_20_par_20_défaut"><text:span text:style-name="T8">marionnette</text:span></text:span><text:span text:style-name="Police_20_par_20_défaut"><text:span text:style-name="T1"><text:line-break/></text:span></text:span><text:span text:style-name="Police_20_par_20_défaut"><text:span text:style-name="T8">merde</text:span></text:span><text:span text:style-name="Police_20_par_20_défaut"><text:span text:style-name="T1"><text:line-break/></text:span></text:span>moitié<text:span text:style-name="T8"><text:line-break/></text:span><text:span text:style-name="Police_20_par_20_défaut"><text:span text:style-name="T8">mule<text:line-break/>nouille</text:span></text:span><text:span text:style-name="Police_20_par_20_défaut"><text:span text:style-name="T1"><text:line-break/></text:span></text:span><text:span text:style-name="Police_20_par_20_défaut"><text:span text:style-name="T8">oie</text:span></text:span><text:span text:style-name="Police_20_par_20_défaut"> </text:span><text:span text:style-name="Police_20_par_20_défaut">["oie blanche"]</text:span><text:line-break/>ombre<text:span text:style-name="T8"><text:line-break/></text:span><text:span text:style-name="Police_20_par_20_défaut"><text:span text:style-name="T8">ordure<text:line-break/>patate<text:line-break/>peau de vache</text:span></text:span><text:span text:style-name="Police_20_par_20_défaut"><text:span text:style-name="T1"><text:line-break/></text:span></text:span>personnalité ["personnalité publique", "personnalité <text:span text:style-name="T15">politique</text:span>"]<text:line-break/>personne<text:line-break/><text:span text:style-name="Police_20_par_20_défaut"><text:span text:style-name="T8">peste<text:line-break/>petite frappe <text:line-break/>pince</text:span></text:span><text:span text:style-name="Police_20_par_20_défaut"><text:span text:style-name="T1"><text:line-break/></text:span></text:span><text:span text:style-name="Police_20_par_20_défaut"><text:span text:style-name="T8">plaie<text:line-break/>poche percée<text:line-break/>pointure<text:line-break/>poire ["</text:span></text:span><text:span text:style-name="Police_20_par_20_défaut"><text:span text:style-name="T13">bonne poire</text:span></text:span><text:span text:style-name="Police_20_par_20_défaut"><text:span text:style-name="T8">"]<text:line-break/>punaise</text:span></text:span><text:span text:style-name="Police_20_par_20_défaut"><text:span text:style-name="T1"><text:line-break/></text:span></text:span><text:soft-page-break/><text:span text:style-name="Police_20_par_20_défaut"><text:span text:style-name="T8">quiche<text:line-break/>racaille<text:line-break/>raclure<text:line-break/></text:span></text:span><text:span text:style-name="T8">recrue</text:span><text:line-break/>référence ["une référence dans le domaine"]<text:line-break/>relation<text:line-break/><text:span text:style-name="Police_20_par_20_défaut"><text:span text:style-name="T8">rosse<text:line-break/>saleté<text:line-break/>salope<text:line-break/>saloperie<text:line-break/>sangsue<text:line-break/>sentinelle</text:span></text:span><text:span text:style-name="Police_20_par_20_défaut"><text:span text:style-name="T1"><text:line-break/></text:span></text:span>sommité<text:line-break/>star<text:line-break/><text:span text:style-name="Police_20_par_20_défaut"><text:span text:style-name="T8">tanche<text:line-break/>tarte<text:line-break/>taupe<text:line-break/>tête ["une grosse tête", "tête de linotte", "tête de turc", "tête de mule", "tête brûlée", "tête à claque"]</text:span></text:span><text:span text:style-name="Police_20_par_20_défaut"><text:span text:style-name="T1"><text:line-break/></text:span></text:span><text:span text:style-name="Police_20_par_20_défaut"><text:span text:style-name="T8">tortue</text:span></text:span><text:span text:style-name="T8"><text:line-break/>tronche</text:span><text:span text:style-name="Police_20_par_20_défaut"><text:span text:style-name="T1"><text:line-break/></text:span></text:span><text:span text:style-name="Police_20_par_20_défaut"><text:span text:style-name="T8">vache<text:line-break/></text:span></text:span><text:span text:style-name="T8">vedette<text:line-break/></text:span><text:span text:style-name="Police_20_par_20_défaut"><text:span text:style-name="T8">viande saoule</text:span></text:span><text:span text:style-name="Police_20_par_20_défaut"><text:span text:style-name="T1"><text:line-break/></text:span></text:span>victim<text:span text:style-name="T8">e<text:line-break/></text:span><text:span text:style-name="Police_20_par_20_défaut"><text:span text:style-name="T8">vigie<text:line-break/>vipère</text:span></text:span></text:p>
      <text:h text:style-name="Heading_20_2" text:outline-level="2"><text:span text:style-name="Strong_20_Emphasis"><text:span text:style-name="T6">2. </text:span></text:span><text:span text:style-name="Strong_20_Emphasis"><text:span text:style-name="T5">Masculine</text:span></text:span><text:span text:style-name="Strong_20_Emphasis"><text:span text:style-name="T4"> hybrid nouns</text:span></text:span></text:h>
      <text:p text:style-name="P3">amour<text:line-break/><text:span text:style-name="Police_20_par_20_défaut">âne<text:line-break/></text:span>ange<text:line-break/><text:span text:style-name="Police_20_par_20_défaut">apparatchik <text:line-break/>assassin</text:span> <text:span text:style-name="Police_20_par_20_défaut"><text:line-break/>autrui</text:span><text:line-break/><text:span text:style-name="Police_20_par_20_défaut">bandit</text:span><text:line-break/>bébé<text:line-break/>béguin<text:line-break/><text:span text:style-name="Police_20_par_20_défaut">béni-oui-oui</text:span> <text:line-break/><text:span text:style-name="Police_20_par_20_défaut">boulet <text:line-break/></text:span><text:span text:style-name="Police_20_par_20_défaut"><text:span text:style-name="T15">bras </text:span></text:span><text:span text:style-name="Police_20_par_20_défaut"><text:span text:style-name="T13">["</text:span></text:span><text:span text:style-name="Police_20_par_20_défaut">bras cassé</text:span><text:span text:style-name="Police_20_par_20_défaut"><text:span text:style-name="T8">"</text:span></text:span><text:span text:style-name="Police_20_par_20_défaut">, </text:span><text:span text:style-name="Police_20_par_20_défaut"><text:span text:style-name="T8">"</text:span></text:span><text:span text:style-name="Police_20_par_20_défaut">bras droit</text:span><text:span text:style-name="Police_20_par_20_défaut"><text:span text:style-name="T8">"</text:span></text:span><text:span text:style-name="Police_20_par_20_défaut"><text:span text:style-name="T13">]</text:span></text:span><text:line-break/>cadavre<text:span text:style-name="Police_20_par_20_défaut"><text:line-break/>cador</text:span><text:line-break/><text:soft-page-break/><text:span text:style-name="Police_20_par_20_défaut">caliméro <text:line-break/>canard boiteux</text:span> <text:line-break/><text:span text:style-name="Police_20_par_20_défaut">cancrelat <text:line-break/>canon</text:span><text:line-break/>cas<text:line-break/><text:span text:style-name="Police_20_par_20_défaut">cerbère</text:span><text:line-break/><text:span text:style-name="Police_20_par_20_défaut">cerveau</text:span><text:line-break/><text:span text:style-name="Police_20_par_20_défaut">chacal<text:line-break/>chaland</text:span><text:line-break/><text:span text:style-name="Police_20_par_20_défaut">chameau<text:line-break/>chaperon<text:line-break/>colon</text:span><text:line-break/>contact<text:span text:style-name="Police_20_par_20_défaut"><text:line-break/></text:span>crush<text:line-break/><text:span text:style-name="Police_20_par_20_défaut">cul </text:span><text:span text:style-name="Police_20_par_20_défaut"><text:span text:style-name="T13">["cul</text:span></text:span><text:span text:style-name="Police_20_par_20_défaut"> béni</text:span><text:span text:style-name="Police_20_par_20_défaut"><text:span text:style-name="T8">", "</text:span></text:span><text:span text:style-name="Police_20_par_20_défaut"><text:span text:style-name="T13">cul</text:span></text:span><text:span text:style-name="Police_20_par_20_défaut"><text:span text:style-name="T8"> terreux", "</text:span></text:span><text:span text:style-name="Police_20_par_20_défaut"><text:span text:style-name="T13">cul</text:span></text:span><text:span text:style-name="Police_20_par_20_défaut"><text:span text:style-name="T8"> serré"</text:span></text:span><text:span text:style-name="Police_20_par_20_défaut"><text:span text:style-name="T13">]</text:span></text:span><text:span text:style-name="Police_20_par_20_défaut"><text:line-break/>déchet<text:line-break/></text:span>danger public<text:span text:style-name="Police_20_par_20_défaut"><text:line-break/>dindon de la farce<text:line-break/>dragon<text:line-break/>ectoplasme</text:span><text:line-break/>élément ["un bon élément"] <text:line-break/><text:span text:style-name="Police_20_par_20_défaut">escargot </text:span><text:line-break/>esprit<text:line-break/>espoir<text:line-break/>être<text:line-break/>être humain<text:line-break/><text:span text:style-name="Police_20_par_20_défaut">exemple</text:span><text:line-break/>fantôme<text:line-break/>flirt<text:line-break/><text:span text:style-name="Police_20_par_20_défaut">fusible<text:line-break/>génie<text:line-break/>gros bonnet</text:span><text:line-break/>individu<text:span text:style-name="Police_20_par_20_défaut"><text:line-break/>judas<text:line-break/>laquais<text:line-break/>lardon<text:line-break/>légume<text:line-break/>magnat<text:line-break/>malandrin<text:line-break/>malfrat<text:line-break/>manche<text:line-break/>mandarin<text:line-break/></text:span><text:soft-page-break/><text:span text:style-name="Police_20_par_20_défaut">manitou<text:line-break/>mannequin<text:line-break/>marin</text:span><text:line-break/>marmot<text:line-break/><text:span text:style-name="Police_20_par_20_défaut">membre<text:line-break/>mécano<text:line-break/></text:span><text:span text:style-name="Police_20_par_20_défaut"><text:span text:style-name="T15">m</text:span></text:span><text:span text:style-name="Police_20_par_20_défaut">étallo<text:line-break/>microbe<text:line-break/>minion</text:span><text:line-break/>modèle<text:line-break/><text:span text:style-name="Police_20_par_20_défaut">monstre<text:line-break/>monument<text:line-break/>mouchard<text:line-break/>mouton ["mouton noir"] <text:line-break/></text:span><text:span text:style-name="Police_20_par_20_défaut"><text:span text:style-name="T15">m</text:span></text:span><text:span text:style-name="Police_20_par_20_défaut">oustique<text:line-break/>mufle<text:line-break/></text:span><text:span text:style-name="Police_20_par_20_défaut"><text:span text:style-name="T15">n</text:span></text:span><text:span text:style-name="Police_20_par_20_défaut">ez</text:span><text:line-break/>nourrisson<text:line-break/>nouveau-né<text:line-break/><text:span text:style-name="Police_20_par_20_défaut">olibrius<text:line-break/>oracle<text:line-break/>pair<text:line-break/>pantin<text:line-break/>parangon de vert</text:span><text:span text:style-name="Police_20_par_20_défaut"><text:span text:style-name="T16">u</text:span></text:span><text:span text:style-name="Police_20_par_20_défaut"><text:line-break/>particulier<text:line-break/>peigne-cul<text:line-break/>pékin<text:line-break/>perroquet<text:line-break/></text:span>personnage<text:line-break/><text:span text:style-name="Police_20_par_20_défaut">petit poucet<text:line-break/>phénomène<text:line-break/>pilier<text:line-break/>pion<text:line-break/>plouc <text:line-break/>plus-un<text:line-break/>poids mort<text:line-break/>polichinelle<text:line-break/>ponte<text:line-break/>porte-drapeau<text:line-break/>porte-serviette</text:span><text:line-break/><text:span text:style-name="Police_20_par_20_défaut">prochain</text:span><text:line-break/><text:span text:style-name="Police_20_par_20_défaut">quelqu'un<text:line-break/></text:span><text:soft-page-break/><text:span text:style-name="Police_20_par_20_défaut">quidam</text:span><text:line-break/><text:span text:style-name="Police_20_par_20_défaut">renfort</text:span><text:line-break/>rat de bibliothèque<text:line-break/><text:span text:style-name="Police_20_par_20_défaut">rond de cuir<text:line-break/>renard ["</text:span><text:span text:style-name="Police_20_par_20_défaut"><text:span text:style-name="T16">vieux</text:span></text:span><text:span text:style-name="Police_20_par_20_défaut"> renard"] <text:line-break/>robot<text:line-break/>roc<text:line-break/>sac ["sac à merde", "sac d'os"] <text:line-break/>serpent</text:span><text:line-break/><text:span text:style-name="Police_20_par_20_défaut">sous-fifre<text:line-break/>soutien<text:line-break/>spécimen<text:line-break/>spectre</text:span><text:line-break/>sujet<text:line-break/><text:span text:style-name="Police_20_par_20_défaut">suppôt<text:line-break/>symbole<text:line-break/>Tartempion</text:span> <text:line-break/><text:span text:style-name="Police_20_par_20_défaut">tout-venant<text:line-break/>toutou<text:line-break/>trésor<text:line-break/>trou du cul</text:span><text:line-break/><text:span text:style-name="Police_20_par_20_défaut">veau<text:line-break/>vigile<text:line-break/>vilain petit canard<text:line-break/></text:span><text:span text:style-name="Police_20_par_20_défaut"><text:span text:style-name="T16">z</text:span></text:span><text:span text:style-name="Police_20_par_20_défaut">èbre<text:line-break/></text:span><text:span text:style-name="Police_20_par_20_défaut"><text:span text:style-name="T16">z</text:span></text:span><text:span text:style-name="Police_20_par_20_défaut">ouave<text:line-break/></text:span><text:span text:style-name="Police_20_par_20_défaut"><text:span text:style-name="T16">z</text:span></text:span><text:span text:style-name="Police_20_par_20_défaut">igot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size="20pt" fo:font-weight="bold" style:font-weight-asian="bold" style:font-weight-complex="bold" fo:hyphenate="false" loext:hyphenation-no-caps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5pt" fo:font-weight="bold" style:font-name-asian="Liberation Serif" style:font-family-asian="'Liberation Serif'" style:font-family-generic-asian="roman" style:font-pitch-asian="variable" style:font-size-asian="18pt" style:font-weight-asian="bold" style:font-name-complex="Liberation Serif" style:font-family-complex="'Liberation Serif'" style:font-family-generic-complex="roman" style:font-pitch-complex="variable" style:font-size-complex="18pt" style:font-weight-complex="bold" fo:hyphenate="false" loext:hyphenation-no-caps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7-22T15:36:05.657081519</meta:creation-date>
    <dc:date>2025-07-22T16:27:45.523628662</dc:date>
    <meta:editing-duration>PT11M3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6" meta:paragraph-count="6" meta:word-count="424" meta:character-count="3055" meta:non-whitespace-character-count="2612"/>
  </office:meta>
</office:document-meta>
</file>